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041666666666665in"/>
    </style:style>
    <style:style style:name="co3" style:family="table-column">
      <style:table-column-properties fo:break-before="auto" style:column-width="2.6666666666666665in"/>
    </style:style>
    <style:style style:name="co4" style:family="table-column">
      <style:table-column-properties fo:break-before="auto" style:column-width="1.229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489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739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8020833333333335in"/>
    </style:style>
    <style:style style:name="co11" style:family="table-column">
      <style:table-column-properties fo:break-before="auto" style:column-width="2.01041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145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other-agencies">
      <style:table-properties table:display="true" style:writing-mode="lr-tb"/>
    </style:style>
    <style:style style:name="ta3" style:family="table" style:master-page-name="PageStyle_5f_cities">
      <style:table-properties table:display="true" style:writing-mode="lr-tb"/>
    </style:style>
    <style:style style:name="ta4" style:family="table" style:master-page-name="PageStyle_5f_colleges-and-univerisities-and-">
      <style:table-properties table:display="true" style:writing-mode="lr-tb"/>
    </style:style>
    <style:style style:name="ta5" style:family="table" style:master-page-name="PageStyle_5f_state-total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ounties</text:p>
          </table:table-cell>
          <table:covered-table-cell table:number-columns-repeated="4"/>
        </table:table-row>
        <table:table-row table:style-name="ro2">
          <table:table-cell table:style-name="ce22" office:value-type="string">
            <text:p>ACCOMACK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hincoteagu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Onancock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s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BEMARLE COUNTY</text:p>
          </table:table-cell>
        </table:table-row>
        <table:table-row table:style-name="ro2">
          <table:table-cell table:style-name="ce22" office:value-type="string">
            <text:p>Albemarle PD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ALLEGHANY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AMELIA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AMHERST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Amhers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PPOMATTOX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RLINGTON COUNTY</text:p>
          </table:table-cell>
        </table:table-row>
        <table:table-row table:style-name="ro2">
          <table:table-cell table:style-name="ce22" office:value-type="string">
            <text:p>Arlington PD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AUGUSTA COUN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BATH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LAN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OTETOURT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BRUNSWICK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Lawrencevill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HANA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rundy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KINGHAM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AMPBELL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ltavista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okneal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OLIN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Bowling Green P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ROLL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Hillsvill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RLES CITY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Chesterfield PD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2" office:value-type="string">
            <text:p>CLARK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Berryvill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RAIG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ULPEPER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Culpeper PD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lintwood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si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inchco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INWIDDI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McKenney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SSEX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appahannock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AIRFAX COUNTY</text:p>
          </table:table-cell>
        </table:table-row>
        <table:table-row table:style-name="ro2">
          <table:table-cell table:style-name="ce22" office:value-type="string">
            <text:p>Fairfax County PD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229">
            <text:p>1229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267">
            <text:p>267</text:p>
          </table:table-cell>
        </table:table-row>
        <table:table-row table:style-name="ro2">
          <table:table-cell table:style-name="ce22" office:value-type="string">
            <text:p>Herndon PD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Vienna PD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FAUQUIER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Warrenton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LOY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FLUVANNA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FRANKLI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Rocky Mount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REDERICK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Middletow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ephens Cit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ILES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len Ly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arisburg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mbrok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 Creek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arrows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OUCESTER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GOOCHLAN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GRAYSO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rie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ndependenc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GREENSVILL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HALIFAX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Halifax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Boston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ANOVER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Ashland PD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ENRICO COUNTY</text:p>
          </table:table-cell>
        </table:table-row>
        <table:table-row table:style-name="ro2">
          <table:table-cell table:style-name="ce22" office:value-type="string">
            <text:p>Henrico PD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481">
            <text:p>481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88">
            <text:p>188</text:p>
          </table:table-cell>
        </table:table-row>
        <table:table-row table:style-name="ro2">
          <table:table-cell table:style-name="ce22" office:value-type="string">
            <text:p>HENRY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HIGHLAN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ISLE OF WIGHT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mithfield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JAMES CITY COUNTY</text:p>
          </table:table-cell>
        </table:table-row>
        <table:table-row table:style-name="ro2">
          <table:table-cell table:style-name="ce22" office:value-type="string">
            <text:p>James City PD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KING &amp; QUEE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KING GEORG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KING WILLIAM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West Point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NCASTER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Kilmarnock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Jonesville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Pennington Gap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UDOU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2" office:value-type="string">
            <text:p>Leesburg PD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Middleburg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rcellville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ISA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Louis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UNENBURG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Kenbridg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Victori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DISO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MATHEWS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ase City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larks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Cross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Hill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Blacksburg PD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Christiansburg PD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NELSO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NEW KENT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NORTHAMPTON CO.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Cape Charl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xmor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UMBERLAND CO.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NOTTOWAY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lackston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rew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keville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Orange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Gordonsvill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G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Luray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henandoah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n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TRICK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2" office:value-type="string">
            <text:p>Chatham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tna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urt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WHATA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RINCE EDWARD CO.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rmville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PRINCE GEORGE CO.</text:p>
          </table:table-cell>
        </table:table-row>
        <table:table-row table:style-name="ro2">
          <table:table-cell table:style-name="ce22" office:value-type="string">
            <text:p>Prince George Co. P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PRINCE WILLIAM CO.</text:p>
          </table:table-cell>
        </table:table-row>
        <table:table-row table:style-name="ro2">
          <table:table-cell table:style-name="ce22" office:value-type="string">
            <text:p>Prince Wm. Co. PD</text:p>
          </table:table-cell>
          <table:table-cell table:style-name="ce21" office:value-type="float" office:value="491">
            <text:p>491</text:p>
          </table:table-cell>
          <table:table-cell table:style-name="ce21" office:value-type="float" office:value="425">
            <text:p>425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16">
            <text:p>116</text:p>
          </table:table-cell>
        </table:table-row>
        <table:table-row table:style-name="ro2">
          <table:table-cell table:style-name="ce22" office:value-type="string">
            <text:p>Quantico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aymarke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umfries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ccoqua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LASKI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ulaski P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Dublin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APPAHANNOCK CO.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ICHMON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Warsaw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ANOKE COUNTY</text:p>
          </table:table-cell>
        </table:table-row>
        <table:table-row table:style-name="ro2">
          <table:table-cell table:style-name="ce22" office:value-type="string">
            <text:p>Roanoke Co. PD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2" office:value-type="string">
            <text:p>Vinton PD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ROCKBRIDG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Glasgow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INGHAM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2" office:value-type="string">
            <text:p>Bridgewater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adwa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yton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lkton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ottoes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imberville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USSELL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Lebanon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onaker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COTT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Gate City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ber Cit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HENANDOAH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Edinburg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t. Jackson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oodstock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rasburg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New Market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YTH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ion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altvill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ilhowi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AMPTO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Courtland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oykin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POTSYLVANIA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STAFFORD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2" office:value-type="string">
            <text:p>SURRY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USSEX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averly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TAZEWELL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luefield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Pocahonta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lands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Tazewell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edar Bluff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2" office:value-type="string">
            <text:p>WARRE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2" office:value-type="string">
            <text:p>Front Royal PD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Abingdon PD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amascus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ade Spring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MORELAND CO.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olonial Beach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IS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ppalachi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g Stone Gap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eburn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ound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. Paul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YTHE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Wytheville P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Rural Retreat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YORK COUNTY</text:p>
          </table:table-cell>
        </table:table-row>
        <table:table-row table:style-name="ro2">
          <table:table-cell table:style-name="ce22" office:value-type="string">
            <text:p>Sheriff’s Office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OUNTY TOTAL</text:p>
          </table:table-cell>
          <table:table-cell table:style-name="ce21" table:formula="oooc:=SUM([.B4:.B305])" office:value-type="string">
            <text:p>8748</text:p>
          </table:table-cell>
          <table:table-cell table:style-name="ce21" table:formula="oooc:=SUM([.C4:.C305])" office:value-type="string">
            <text:p>7734</text:p>
          </table:table-cell>
          <table:table-cell table:style-name="ce21" table:formula="oooc:=SUM([.D4:.D305])" office:value-type="string">
            <text:p>1014</text:p>
          </table:table-cell>
          <table:table-cell table:style-name="ce21" table:formula="oooc:=SUM([.E4:.E305])" office:value-type="string">
            <text:p>2165</text:p>
          </table:table-cell>
        </table:table-row>
        <table:table-row table:style-name="ro2">
          <table:table-cell table:number-columns-repeated="5" table:style-name="ce22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other-agencies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OTHER AGENCIES</text:p>
          </table:table-cell>
        </table:table-row>
        <table:table-row table:style-name="ro2">
          <table:table-cell table:style-name="ce21" office:value-type="string">
            <text:p>Alcoholic Bev. Control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Ches. Bay Brdg. Tunnel P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Div. of Capitol Polic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ept of Conservation &amp; Rec</text:p>
          </table:table-cell>
          <table:table-cell table:style-name="ce24" office:value-type="float" office:value="104">
            <text:p>104</text:p>
          </table:table-cell>
          <table:table-cell table:style-name="ce24" office:value-type="float" office:value="95">
            <text:p>9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28">
            <text:p>128</text:p>
          </table:table-cell>
          <table:table-cell table:style-name="ce21"/>
        </table:table-row>
        <table:table-row table:style-name="ro2">
          <table:table-cell table:style-name="ce21" office:value-type="string">
            <text:p>Southside VA Trng Center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ichmond Int'l Airport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VA Port Authority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Norfolk Arpt Authority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etro. Wash.Airport Auth.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Virginia State Police</text:p>
          </table:table-cell>
          <table:table-cell table:style-name="ce21" office:value-type="float" office:value="1945">
            <text:p>1945</text:p>
          </table:table-cell>
          <table:table-cell table:style-name="ce21" office:value-type="float" office:value="1839">
            <text:p>1839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665">
            <text:p>665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table:formula="oooc:=SUM([.B3:.B12])" office:value-type="string">
            <text:p>2642</text:p>
          </table:table-cell>
          <table:table-cell table:style-name="ce21" table:formula="oooc:=SUM([.C3:.C12])" office:value-type="string">
            <text:p>2442</text:p>
          </table:table-cell>
          <table:table-cell table:style-name="ce21" table:formula="oooc:=SUM([.D3:.D12])" office:value-type="string">
            <text:p>200</text:p>
          </table:table-cell>
          <table:table-cell table:style-name="ce21" table:formula="oooc:=SUM([.E3:.E12])" office:value-type="string">
            <text:p>981</text:p>
          </table:table-cell>
        </table:table-row>
      </table:table>
      <table:table table:name="cities" table:style-name="ta3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ities</text:p>
          </table:table-cell>
          <table:covered-table-cell table:number-columns-repeated="4"/>
        </table:table-row>
        <table:table-row table:style-name="ro2">
          <table:table-cell table:style-name="ce21" office:value-type="string">
            <text:p>Alexandria PD</text:p>
          </table:table-cell>
          <table:table-cell table:style-name="ce21" office:value-type="float" office:value="322">
            <text:p>322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Bedford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ristol PD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uena Vista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harlottesville PD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Chesapeake PD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1" office:value-type="string">
            <text:p>Clifton Forg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lonial Heights PD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vington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anville PD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Emporia PD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irfax PD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alls Church PD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ranklin P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edericksburg PD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alax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Hampton PD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Harrisonburg PD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Hopewell PD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exington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ynchburg PD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Manassas PD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Manassas Park PD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artinsville P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ewport News PD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42">
            <text:p>142</text:p>
          </table:table-cell>
        </table:table-row>
        <table:table-row table:style-name="ro2">
          <table:table-cell table:style-name="ce21" office:value-type="string">
            <text:p>Norfolk PD</text:p>
          </table:table-cell>
          <table:table-cell table:style-name="ce21" office:value-type="float" office:value="729">
            <text:p>729</text:p>
          </table:table-cell>
          <table:table-cell table:style-name="ce21" office:value-type="float" office:value="639">
            <text:p>639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Norton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tersburg PD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Poquoson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ortsmouth P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Radford PD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Richmond PD</text:p>
          </table:table-cell>
          <table:table-cell table:style-name="ce21" office:value-type="float" office:value="690">
            <text:p>690</text:p>
          </table:table-cell>
          <table:table-cell table:style-name="ce21" office:value-type="float" office:value="591">
            <text:p>591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233">
            <text:p>233</text:p>
          </table:table-cell>
        </table:table-row>
        <table:table-row table:style-name="ro2">
          <table:table-cell table:style-name="ce21" office:value-type="string">
            <text:p>Roanoke PD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Salem PD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taunton PD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uffolk PD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Virginia Beach PD</text:p>
          </table:table-cell>
          <table:table-cell table:style-name="ce21" office:value-type="float" office:value="800">
            <text:p>800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Waynesboro PD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Williamsburg PD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Winchester PD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table:formula="oooc:=SUM([.B2:.B42])" office:value-type="string">
            <text:p>5773</text:p>
          </table:table-cell>
          <table:table-cell table:style-name="ce21" table:formula="oooc:=SUM([.C2:.C42])" office:value-type="string">
            <text:p>5054</text:p>
          </table:table-cell>
          <table:table-cell table:style-name="ce21" table:formula="oooc:=SUM([.D2:.D42])" office:value-type="string">
            <text:p>719</text:p>
          </table:table-cell>
          <table:table-cell table:style-name="ce21" table:formula="oooc:=SUM([.E2:.E42])" office:value-type="string">
            <text:p>1726</text:p>
          </table:table-cell>
        </table:table-row>
        <table:table-row table:style-name="ro2">
          <table:table-cell table:number-columns-repeated="5" table:style-name="ce21"/>
        </table:table-row>
        <table:table-row table:style-name="ro2">
          <table:table-cell table:style-name="ce21" table:number-columns-spanned="5" table:number-rows-spanned="1"/>
          <table:covered-table-cell table:number-columns-repeated="4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colleges-and-univerisities-and-" table:style-name="ta4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COLLEGE &amp; UNIVERSITY</text:p>
          </table:table-cell>
        </table:table-row>
        <table:table-row table:style-name="ro2">
          <table:table-cell table:style-name="ce21" office:value-type="string">
            <text:p>Christopher Newport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ory &amp; Henry Col.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errum Colleg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eo. Mason Univ. PD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James Madison Univ. P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JSRCC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ongwood Univ.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Univ. of Mary Wash. PD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Norfolk State Univ. PD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. VA Comm. Col. PD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Old Dominion Campus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adford Univ.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homas Nelson Col.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Univ. of Richmond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University of Virginia PD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UVA's Col. at Wis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 Commonwlth Univ. PD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Virginia Military Institut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irginia State Univ.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Virginia Tech PD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VA Wstrn Comm. Col.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lliam &amp; Mary Col.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table:formula="oooc:=SUM([.B3:.B25])" office:value-type="string">
            <text:p>509</text:p>
          </table:table-cell>
          <table:table-cell table:style-name="ce21" table:formula="oooc:=SUM([.C3:.C25])" office:value-type="string">
            <text:p>426</text:p>
          </table:table-cell>
          <table:table-cell table:style-name="ce21" table:formula="oooc:=SUM([.D3:.D25])" office:value-type="string">
            <text:p>83</text:p>
          </table:table-cell>
          <table:table-cell table:style-name="ce21" table:formula="oooc:=SUM([.E3:.E25])" office:value-type="string">
            <text:p>328</text:p>
          </table:table-cell>
        </table:table-row>
      </table:table>
      <table:table table:name="state-totals" table:style-name="ta5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1" office:value-type="string">
            <text:p>COUNTY TOTAL</text:p>
          </table:table-cell>
          <table:table-cell table:style-name="ce21" office:value-type="float" office:value="8748">
            <text:p>8748</text:p>
          </table:table-cell>
          <table:table-cell table:style-name="ce21" office:value-type="float" office:value="7734">
            <text:p>7734</text:p>
          </table:table-cell>
          <table:table-cell table:style-name="ce21" office:value-type="float" office:value="1014">
            <text:p>1014</text:p>
          </table:table-cell>
          <table:table-cell table:style-name="ce21" office:value-type="float" office:value="2165">
            <text:p>2165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642">
            <text:p>2642</text:p>
          </table:table-cell>
          <table:table-cell table:style-name="ce21" office:value-type="float" office:value="2442">
            <text:p>244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981">
            <text:p>981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773">
            <text:p>5773</text:p>
          </table:table-cell>
          <table:table-cell table:style-name="ce21" office:value-type="float" office:value="5054">
            <text:p>5054</text:p>
          </table:table-cell>
          <table:table-cell table:style-name="ce21" office:value-type="float" office:value="719">
            <text:p>719</text:p>
          </table:table-cell>
          <table:table-cell table:style-name="ce21" office:value-type="float" office:value="1726">
            <text:p>1726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515">
            <text:p>515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334">
            <text:p>334</text:p>
          </table:table-cell>
        </table:table-row>
        <table:table-row table:style-name="ro2">
          <table:table-cell table:style-name="ce21" office:value-type="string">
            <text:p>State Total</text:p>
          </table:table-cell>
          <table:table-cell table:formula="oooc:=SUM([.B1:.B4])" office:value-type="string">
            <text:p>17678</text:p>
          </table:table-cell>
          <table:table-cell table:formula="oooc:=SUM([.C1:.C4])" office:value-type="string">
            <text:p>15660</text:p>
          </table:table-cell>
          <table:table-cell table:formula="oooc:=SUM([.D1:.D4])" office:value-type="string">
            <text:p>2018</text:p>
          </table:table-cell>
          <table:table-cell table:formula="oooc:=SUM([.E1:.E4])" office:value-type="string">
            <text:p>52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isities-and-" style:display-name="PageStyle_colleges-and-univerisities-and-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ate-totals" style:display-name="PageStyle_state-total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